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 Years a Slave <text:s/><text:tab/>WorldWide Gross: <text:s/>$108,718,487<text:tab/><text:tab/>Budget: $20 million</text:p>
      <text:p text:style-name="Standard">American Hustle<text:tab/>WorldWide Gross: <text:s/>$200,336,881<text:tab/><text:tab/>Budget: $40 million</text:p>
      <text:p text:style-name="Standard">Captain Phillips<text:tab/>WorldWide Gross: <text:s/>$217,456,912<text:tab/><text:tab/>Budget: $55 million</text:p>
      <text:p text:style-name="Standard">Dallas Buyers Club<text:tab/>WorldWide Gross: <text:s/>$29,797,333<text:tab/><text:tab/>Budget: $5 million </text:p>
      <text:p text:style-name="Standard">Gravity<text:tab/><text:tab/>WorldWide Gross: <text:s/>$698,387,772<text:tab/><text:tab/>Budget: $100 million</text:p>
      <text:p text:style-name="Standard">Her<text:tab/><text:tab/><text:tab/>WorldWide Gross: $23,115,183 <text:tab/><text:tab/>Budget: Not Known</text:p>
      <text:p text:style-name="Standard">Nebraska<text:tab/><text:tab/>WorldWide Gross: $15,100,119<text:tab/><text:tab/>Budget: $12 million</text:p>
      <text:p text:style-name="Standard">Philomena<text:tab/><text:tab/>WorldWide Gross: $75,591,652<text:tab/><text:tab/>Budget: Not Known</text:p>
      <text:p text:style-name="Standard">The Wolf of Wall Street </text:p>
      <text:p text:style-name="Standard"><text:tab/><text:tab/><text:tab/>WorldWide Gross: $305,347,838<text:tab/><text:tab/>Budget: $100 million</text:p>
      <text:p text:style-name="Standard"/>
      <text:p text:style-name="Standard">WorldWide Gross source boxofficemojo.com 12 February 2014</text:p>
      <text:p text:style-name="Standard">Budget: wikip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 K</meta:initial-creator>
    <meta:creation-date>2014-02-12T22:17:34</meta:creation-date>
    <dc:date>2014-02-12T23:10:57</dc:date>
    <dc:creator>I K</dc:creator>
    <meta:editing-duration>PT00H53M25S</meta:editing-duration>
    <meta:editing-cycles>3</meta:editing-cycles>
    <meta:generator>OpenOffice.org/3.2$Unix OpenOffice.org_project/320m18$Build-9502</meta:generator>
    <meta:document-statistic meta:table-count="0" meta:image-count="0" meta:object-count="0" meta:page-count="1" meta:paragraph-count="12" meta:word-count="83" meta:character-count="658"/>
  </office:meta>
</office:document-meta>
</file>